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95.44pt"/>
    </style:style>
    <style:style style:name="co3" style:family="table-column">
      <style:table-column-properties fo:break-before="auto" style:column-width="62.79pt"/>
    </style:style>
    <style:style style:name="co4" style:family="table-column">
      <style:table-column-properties fo:break-before="auto" style:column-width="67.2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85.3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roblem Number</text:p>
          </table:table-cell>
          <table:table-cell table:style-name="ce1" office:value-type="string" calcext:value-type="string">
            <text:p>Search Function</text:p>
          </table:table-cell>
          <table:table-cell table:style-name="ce1" office:value-type="string" calcext:value-type="string">
            <text:p>Actions</text:p>
          </table:table-cell>
          <table:table-cell table:style-name="ce1" office:value-type="string" calcext:value-type="string">
            <text:p>Expansions</text:p>
          </table:table-cell>
          <table:table-cell table:style-name="ce1" office:value-type="string" calcext:value-type="string">
            <text:p>Goal Tests</text:p>
          </table:table-cell>
          <table:table-cell table:style-name="ce1" office:value-type="string" calcext:value-type="string">
            <text:p>New Nodes</text:p>
          </table:table-cell>
          <table:table-cell table:style-name="ce1" office:value-type="string" calcext:value-type="string">
            <text:p>Path Length</text:p>
          </table:table-cell>
          <table:table-cell table:style-name="ce1" office:value-type="string" calcext:value-type="string">
            <text:p>Time Elapsed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009" calcext:value-type="float">
            <text:p>1.009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17" calcext:value-type="float">
            <text:p>0.217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343" calcext:value-type="float">
            <text:p>3343</text:p>
          </table:table-cell>
          <table:table-cell table:style-name="ce1" office:value-type="float" office:value="4609" calcext:value-type="float">
            <text:p>4609</text:p>
          </table:table-cell>
          <table:table-cell table:style-name="ce1" office:value-type="float" office:value="30503" calcext:value-type="float">
            <text:p>305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96" calcext:value-type="float">
            <text:p>0.596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602" calcext:value-type="float">
            <text:p>560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.801" calcext:value-type="float">
            <text:p>0.801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154" calcext:value-type="float">
            <text:p>5154</text:p>
          </table:table-cell>
          <table:table-cell table:style-name="ce1" office:value-type="float" office:value="5156" calcext:value-type="float">
            <text:p>5156</text:p>
          </table:table-cell>
          <table:table-cell table:style-name="ce1" office:value-type="float" office:value="46618" calcext:value-type="float">
            <text:p>466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201" calcext:value-type="float">
            <text:p>1.201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55" calcext:value-type="float">
            <text:p>0.75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996" calcext:value-type="float">
            <text:p>1.996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2469" calcext:value-type="float">
            <text:p>2469</text:p>
          </table:table-cell>
          <table:table-cell table:style-name="ce1" office:value-type="float" office:value="22522" calcext:value-type="float">
            <text:p>225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177" calcext:value-type="float">
            <text:p>1.177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426" calcext:value-type="float">
            <text:p>34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.382" calcext:value-type="float">
            <text:p>11.38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887" calcext:value-type="float">
            <text:p>2887</text:p>
          </table:table-cell>
          <table:table-cell table:style-name="ce1" office:value-type="float" office:value="2889" calcext:value-type="float">
            <text:p>2889</text:p>
          </table:table-cell>
          <table:table-cell table:style-name="ce1" office:value-type="float" office:value="26594" calcext:value-type="float">
            <text:p>265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5.078" calcext:value-type="float">
            <text:p>65.07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9605" calcext:value-type="float">
            <text:p>96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.149" calcext:value-type="float">
            <text:p>161.149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4663" calcext:value-type="float">
            <text:p>14663</text:p>
          </table:table-cell>
          <table:table-cell table:style-name="ce1" office:value-type="float" office:value="18098" calcext:value-type="float">
            <text:p>18098</text:p>
          </table:table-cell>
          <table:table-cell table:style-name="ce1" office:value-type="float" office:value="129625" calcext:value-type="float">
            <text:p>1296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364" calcext:value-type="float">
            <text:p>336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510" calcext:value-type="float">
            <text:p>18510</text:p>
          </table:table-cell>
          <table:table-cell table:style-name="ce1" office:value-type="float" office:value="18512" calcext:value-type="float">
            <text:p>18512</text:p>
          </table:table-cell>
          <table:table-cell table:style-name="ce1" office:value-type="float" office:value="161936" calcext:value-type="float">
            <text:p>1619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842" calcext:value-type="float">
            <text:p>2.842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.172" calcext:value-type="float">
            <text:p>2.172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097" calcext:value-type="float">
            <text:p>1.097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.383" calcext:value-type="float">
            <text:p>11.383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88" calcext:value-type="float">
            <text:p>7388</text:p>
          </table:table-cell>
          <table:table-cell table:style-name="ce1" office:value-type="float" office:value="7390" calcext:value-type="float">
            <text:p>7390</text:p>
          </table:table-cell>
          <table:table-cell table:style-name="ce1" office:value-type="float" office:value="65711" calcext:value-type="float">
            <text:p>657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421" calcext:value-type="float">
            <text:p>2.42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403" calcext:value-type="float">
            <text:p>34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.49" calcext:value-type="float">
            <text:p>21.49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80" calcext:value-type="float">
            <text:p>9580</text:p>
          </table:table-cell>
          <table:table-cell table:style-name="ce1" office:value-type="float" office:value="9582" calcext:value-type="float">
            <text:p>9582</text:p>
          </table:table-cell>
          <table:table-cell table:style-name="ce1" office:value-type="float" office:value="86312" calcext:value-type="float">
            <text:p>863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5.126" calcext:value-type="float">
            <text:p>355.126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423" calcext:value-type="float">
            <text:p>3423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31596" calcext:value-type="float">
            <text:p>315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46.396" calcext:value-type="float">
            <text:p>846.396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9736" calcext:value-type="float">
            <text:p>99736</text:p>
          </table:table-cell>
          <table:table-cell table:style-name="ce1" office:value-type="float" office:value="114953" calcext:value-type="float">
            <text:p>114953</text:p>
          </table:table-cell>
          <table:table-cell table:style-name="ce1" office:value-type="float" office:value="944130" calcext:value-type="float">
            <text:p>9441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872" calcext:value-type="float">
            <text:p>10.87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5174" calcext:value-type="float">
            <text:p>35174</text:p>
          </table:table-cell>
          <table:table-cell table:style-name="ce1" office:value-type="float" office:value="25175" calcext:value-type="float">
            <text:p>25175</text:p>
          </table:table-cell>
          <table:table-cell table:style-name="ce1" office:value-type="float" office:value="228849" calcext:value-type="float">
            <text:p>228849</text:p>
          </table:table-cell>
          <table:table-cell table:style-name="ce1" office:value-type="float" office:value="24132" calcext:value-type="float">
            <text:p>24132</text:p>
          </table:table-cell>
          <table:table-cell table:style-name="ce1" office:value-type="float" office:value="1511.397" calcext:value-type="float">
            <text:p>1511.397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3339" calcext:value-type="float">
            <text:p>113339</text:p>
          </table:table-cell>
          <table:table-cell table:style-name="ce1" office:value-type="float" office:value="113341" calcext:value-type="float">
            <text:p>113341</text:p>
          </table:table-cell>
          <table:table-cell table:style-name="ce1" office:value-type="float" office:value="1066413" calcext:value-type="float">
            <text:p>10664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65" calcext:value-type="float">
            <text:p>15.65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099" calcext:value-type="float">
            <text:p>0.099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.843" calcext:value-type="float">
            <text:p>2.843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.332" calcext:value-type="float">
            <text:p>4.33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.807" calcext:value-type="float">
            <text:p>45.807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4330" calcext:value-type="float">
            <text:p>34330</text:p>
          </table:table-cell>
          <table:table-cell table:style-name="ce1" office:value-type="float" office:value="34332" calcext:value-type="float">
            <text:p>34332</text:p>
          </table:table-cell>
          <table:table-cell table:style-name="ce1" office:value-type="float" office:value="328509" calcext:value-type="float">
            <text:p>3285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523" calcext:value-type="float">
            <text:p>8.523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12210" calcext:value-type="float">
            <text:p>122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6.505" calcext:value-type="float">
            <text:p>106.505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2077" calcext:value-type="float">
            <text:p>62077</text:p>
          </table:table-cell>
          <table:table-cell table:style-name="ce1" office:value-type="float" office:value="62079" calcext:value-type="float">
            <text:p>62079</text:p>
          </table:table-cell>
          <table:table-cell table:style-name="ce1" office:value-type="float" office:value="599376" calcext:value-type="float">
            <text:p>5993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01.94" calcext:value-type="float">
            <text:p>3601.94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2606" calcext:value-type="float">
            <text:p>22606</text:p>
          </table:table-cell>
          <table:table-cell table:style-name="ce1" office:value-type="float" office:value="22608" calcext:value-type="float">
            <text:p>22608</text:p>
          </table:table-cell>
          <table:table-cell table:style-name="ce1" office:value-type="float" office:value="224229" calcext:value-type="float">
            <text:p>2242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14.945" calcext:value-type="float">
            <text:p>9314.945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08:40:42.963006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2:13:03</meta:creation-date>
    <dc:date>2018-09-30T08:44:44.494179389</dc:date>
    <meta:editing-duration>PT8M56S</meta:editing-duration>
    <meta:editing-cycles>3</meta:editing-cycles>
    <meta:generator>LibreOffice/5.1.6.2$Linux_X86_64 LibreOffice_project/10m0$Build-2</meta:generator>
    <meta:document-statistic meta:table-count="1" meta:cell-count="360" meta:object-count="0"/>
  </office:meta>
</office:document-meta>
</file>